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47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2">
            <text:p>22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24/08/2017</text:date>, <text:time>15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5:40:03</dc:date>
    <dc:creator>Julien Delgoulet</dc:creator>
    <meta:generator>OpenOffice/4.1.2$Unix OpenOffice.org_project/412m3$Build-9782</meta:generator>
    <meta:editing-duration>PT2M46S</meta:editing-duration>
    <meta:editing-cycles>7</meta:editing-cycles>
    <meta:document-statistic meta:table-count="1" meta:cell-count="2001" meta:object-count="0"/>
  </office:meta>
</office:document-meta>
</file>